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distance (cm)</text:p>
          </table:table-cell>
          <table:table-cell office:value-type="string">
            <text:p>valeur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7">
            <text:p>87</text:p>
          </table:table-cell>
          <table:table-cell>
            <draw:frame table:end-cell-address="Sheet1.J22" table:end-x="0.293cm" table:end-y="0.066cm" draw:z-index="0" draw:style-name="gr1" svg:width="15.999cm" svg:height="8.999cm" svg:x="0.101cm" svg:y="0.1cm">
              <draw:object draw:notify-on-update-of-ranges="Sheet1.B2:Sheet1.B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table:formula="of:=[.A6]-10" office:value-type="float" office:value="80">
            <text:p>80</text:p>
          </table:table-cell>
          <table:table-cell office:value-type="float" office:value="144">
            <text:p>144</text:p>
          </table:table-cell>
          <table:table-cell/>
        </table:table-row>
        <table:table-row table:style-name="ro1">
          <table:table-cell table:formula="of:=[.A7]-10" office:value-type="float" office:value="70">
            <text:p>70</text:p>
          </table:table-cell>
          <table:table-cell office:value-type="float" office:value="170">
            <text:p>170</text:p>
          </table:table-cell>
          <table:table-cell/>
        </table:table-row>
        <table:table-row table:style-name="ro1">
          <table:table-cell table:formula="of:=[.A8]-10" office:value-type="float" office:value="60">
            <text:p>60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table:formula="of:=[.A9]-10" office:value-type="float" office:value="50">
            <text:p>50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table:formula="of:=[.A10]-10" office:value-type="float" office:value="40">
            <text:p>4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table:formula="of:=[.A11]-10" office:value-type="float" office:value="30">
            <text:p>30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table:formula="of:=[.A12]-10" office:value-type="float" office:value="20">
            <text:p>20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table:formula="of:=[.A13]-10" office:value-type="float" office:value="10">
            <text:p>10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 table:formula="of:=[.A14]-10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15]-10" office:value-type="float" office:value="-10">
            <text:p>-1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15/03/2012</text:date>, <text:time>16:0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9M53S</meta:editing-duration>
    <meta:editing-cycles>3</meta:editing-cycles>
    <meta:generator>OpenOffice.org/3.3$Win32 OpenOffice.org_project/330m20$Build-9567</meta:generator>
    <dc:date>2012-03-15T16:04:19.09</dc:date>
    <dc:creator>gh hg</dc:creator>
    <meta:document-statistic meta:table-count="3" meta:cell-count="3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03cm" svg:y="4.192cm" chart:style-name="ch2"/>
        <chart:plot-area chart:style-name="ch3" table:cell-range-address="Sheet1.B2:Sheet1.B14" svg:x="1.46cm" svg:y="0.269cm" svg:width="12.19cm" svg:height="7.542cm">
          <chartooo:coordinate-region svg:x="2.267cm" svg:y="0.481cm" svg:width="11.197cm" svg:height="6.6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">
                <text:p>87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